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FiraCode Nerd Font" svg:font-family="'FiraCode Nerd Fon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100c18"/>
    </style:style>
    <style:style style:name="P2" style:family="paragraph" style:parent-style-name="Standard">
      <style:text-properties style:font-name="Courier New" fo:font-size="12pt" officeooo:rsid="00100c18" officeooo:paragraph-rsid="00100c18" style:font-size-asian="12pt" style:font-size-complex="12pt"/>
    </style:style>
    <style:style style:name="P3" style:family="paragraph" style:parent-style-name="Standard">
      <style:text-properties style:font-name="Courier New" fo:font-size="12pt" style:font-size-asian="12pt" style:font-size-complex="12pt"/>
    </style:style>
    <style:style style:name="P4" style:family="paragraph" style:parent-style-name="Standard">
      <style:text-properties fo:color="#000000" loext:opacity="100%" style:font-name="Courier New" fo:font-size="12pt" style:font-size-asian="12pt" style:font-size-complex="12pt"/>
    </style:style>
    <style:style style:name="P5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00000" loext:opacity="100%" style:font-name="Courier New" fo:font-size="12pt" officeooo:paragraph-rsid="00100c18" style:font-size-asian="12pt" style:font-size-complex="12pt"/>
    </style:style>
    <style:style style:name="P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ff0000" loext:opacity="100%" style:font-name="Courier New" fo:font-size="12pt" officeooo:paragraph-rsid="00100c18" style:font-size-asian="12pt" style:font-size-complex="12pt"/>
    </style:style>
    <style:style style:name="T1" style:family="text">
      <style:text-properties officeooo:rsid="00100c18"/>
    </style:style>
    <style:style style:name="T2" style:family="text">
      <style:text-properties fo:color="#0033b3" loext:opacity="100%" style:font-name="FiraCode Nerd Font" fo:font-size="15pt" fo:font-style="normal" fo:font-weight="normal" style:font-size-asian="15pt" style:font-style-asian="normal" style:font-weight-asian="normal"/>
    </style:style>
    <style:style style:name="T3" style:family="text">
      <style:text-properties fo:color="#0033b3" loext:opacity="100%" fo:font-size="15pt" fo:font-style="normal" fo:font-weight="normal" style:font-size-asian="15pt" style:font-style-asian="normal" style:font-weight-asian="normal"/>
    </style:style>
    <style:style style:name="T4" style:family="text">
      <style:text-properties fo:color="#0033b3" loext:opacity="100%" fo:font-style="normal" fo:font-weight="normal" style:font-style-asian="normal" style:font-weight-asian="normal"/>
    </style:style>
    <style:style style:name="T5" style:family="text">
      <style:text-properties fo:color="#000000" loext:opacity="100%" style:font-name="FiraCode Nerd Font" fo:font-size="15pt" fo:font-style="normal" fo:font-weight="normal" style:font-size-asian="15pt" style:font-style-asian="normal" style:font-weight-asian="normal"/>
    </style:style>
    <style:style style:name="T6" style:family="text">
      <style:text-properties fo:color="#000000" loext:opacity="100%" style:font-name="Courier New" fo:font-size="12pt" fo:font-style="normal" fo:font-weight="normal" style:font-size-asian="12pt" style:font-style-asian="normal" style:font-weight-asian="normal" style:font-size-complex="12pt"/>
    </style:style>
    <style:style style:name="T7" style:family="text">
      <style:text-properties fo:color="#000000" loext:opacity="100%" style:font-name="Courier New" fo:font-size="12pt" fo:font-style="normal" fo:font-weight="normal" style:font-size-asian="12pt" style:font-style-asian="normal" style:font-weight-asian="normal" style:font-size-complex="12pt"/>
    </style:style>
    <style:style style:name="T8" style:family="text">
      <style:text-properties fo:color="#000000" loext:opacity="100%" fo:font-size="15pt" fo:font-style="normal" fo:font-weight="normal" style:font-size-asian="15pt" style:font-style-asian="normal" style:font-weight-asian="normal"/>
    </style:style>
    <style:style style:name="T9" style:family="text">
      <style:text-properties fo:color="#000000" loext:opacity="100%" fo:font-style="normal" fo:font-weight="normal" style:font-style-asian="normal" style:font-weight-asian="normal"/>
    </style:style>
    <style:style style:name="T10" style:family="text">
      <style:text-properties fo:color="#000000" loext:opacity="100%" fo:font-style="normal" fo:font-weight="normal" style:font-style-asian="normal" style:font-weight-asian="normal"/>
    </style:style>
    <style:style style:name="T11" style:family="text">
      <style:text-properties fo:color="#000000" loext:opacity="100%" fo:font-size="12pt" fo:font-style="normal" fo:font-weight="normal" style:font-size-asian="12pt" style:font-style-asian="normal" style:font-weight-asian="normal" style:font-size-complex="12pt"/>
    </style:style>
    <style:style style:name="T12" style:family="text">
      <style:text-properties fo:color="#080808" loext:opacity="100%" style:font-name="FiraCode Nerd Font" fo:font-size="15pt" fo:font-style="normal" fo:font-weight="normal" style:font-size-asian="15pt" style:font-style-asian="normal" style:font-weight-asian="normal"/>
    </style:style>
    <style:style style:name="T13" style:family="text">
      <style:text-properties fo:color="#080808" loext:opacity="100%" style:font-name="FiraCode Nerd Font" fo:font-size="15pt" fo:font-style="italic" fo:font-weight="normal" style:font-size-asian="15pt" style:font-style-asian="italic" style:font-weight-asian="normal"/>
    </style:style>
    <style:style style:name="T14" style:family="text">
      <style:text-properties fo:color="#080808" loext:opacity="100%" fo:font-size="15pt" fo:font-style="normal" fo:font-weight="normal" style:font-size-asian="15pt" style:font-style-asian="normal" style:font-weight-asian="normal"/>
    </style:style>
    <style:style style:name="T15" style:family="text">
      <style:text-properties fo:color="#080808" loext:opacity="100%" fo:font-size="15pt" fo:font-style="italic" fo:font-weight="normal" style:font-size-asian="15pt" style:font-style-asian="italic" style:font-weight-asian="normal"/>
    </style:style>
    <style:style style:name="T16" style:family="text">
      <style:text-properties fo:color="#080808" loext:opacity="100%" fo:font-style="normal" fo:font-weight="normal" style:font-style-asian="normal" style:font-weight-asian="normal"/>
    </style:style>
    <style:style style:name="T17" style:family="text">
      <style:text-properties fo:color="#080808" loext:opacity="100%" fo:font-style="italic" fo:font-weight="normal" style:font-style-asian="italic" style:font-weight-asian="normal"/>
    </style:style>
    <style:style style:name="T18" style:family="text">
      <style:text-properties fo:color="#3f9101" loext:opacity="100%" style:font-name="FiraCode Nerd Font" fo:font-size="15pt" fo:font-style="normal" fo:font-weight="normal" style:font-size-asian="15pt" style:font-style-asian="normal" style:font-weight-asian="normal"/>
    </style:style>
    <style:style style:name="T19" style:family="text">
      <style:text-properties fo:color="#3f9101" loext:opacity="100%" fo:font-size="15pt" fo:font-style="normal" fo:font-weight="normal" style:font-size-asian="15pt" style:font-style-asian="normal" style:font-weight-asian="normal"/>
    </style:style>
    <style:style style:name="T20" style:family="text">
      <style:text-properties fo:color="#3f9101" loext:opacity="100%" fo:font-style="normal" fo:font-weight="normal" style:font-style-asian="normal" style:font-weight-asian="normal"/>
    </style:style>
    <style:style style:name="T21" style:family="text">
      <style:text-properties fo:color="#00627a" loext:opacity="100%" style:font-name="FiraCode Nerd Font" fo:font-size="15pt" fo:font-style="normal" fo:font-weight="normal" style:font-size-asian="15pt" style:font-style-asian="normal" style:font-weight-asian="normal"/>
    </style:style>
    <style:style style:name="T22" style:family="text">
      <style:text-properties fo:color="#00627a" loext:opacity="100%" fo:font-size="15pt" fo:font-style="normal" fo:font-weight="normal" style:font-size-asian="15pt" style:font-style-asian="normal" style:font-weight-asian="normal"/>
    </style:style>
    <style:style style:name="T23" style:family="text">
      <style:text-properties fo:color="#00627a" loext:opacity="100%" fo:font-style="normal" fo:font-weight="normal" style:font-style-asian="normal" style:font-weight-asian="normal"/>
    </style:style>
    <style:style style:name="T24" style:family="text">
      <style:text-properties fo:color="#0e4a8e" loext:opacity="100%" style:font-name="FiraCode Nerd Font" fo:font-size="15pt" fo:font-style="normal" fo:font-weight="normal" style:font-size-asian="15pt" style:font-style-asian="normal" style:font-weight-asian="normal"/>
    </style:style>
    <style:style style:name="T25" style:family="text">
      <style:text-properties fo:color="#0e4a8e" loext:opacity="100%" fo:font-size="15pt" fo:font-style="normal" fo:font-weight="normal" style:font-size-asian="15pt" style:font-style-asian="normal" style:font-weight-asian="normal"/>
    </style:style>
    <style:style style:name="T26" style:family="text">
      <style:text-properties fo:color="#0e4a8e" loext:opacity="100%" fo:font-style="normal" fo:font-weight="normal" style:font-style-asian="normal" style:font-weight-asian="normal"/>
    </style:style>
    <style:style style:name="T27" style:family="text">
      <style:text-properties fo:color="#bcbf01" loext:opacity="100%" style:font-name="FiraCode Nerd Font" fo:font-size="15pt" fo:font-style="normal" fo:font-weight="normal" style:font-size-asian="15pt" style:font-style-asian="normal" style:font-weight-asian="normal"/>
    </style:style>
    <style:style style:name="T28" style:family="text">
      <style:text-properties fo:color="#bcbf01" loext:opacity="100%" fo:font-size="15pt" fo:font-style="normal" fo:font-weight="normal" style:font-size-asian="15pt" style:font-style-asian="normal" style:font-weight-asian="normal"/>
    </style:style>
    <style:style style:name="T29" style:family="text">
      <style:text-properties fo:color="#bcbf01" loext:opacity="100%" fo:font-style="normal" fo:font-weight="normal" style:font-style-asian="normal" style:font-weight-asian="normal"/>
    </style:style>
    <style:style style:name="T30" style:family="text">
      <style:text-properties fo:color="#067d17" loext:opacity="100%" style:font-name="FiraCode Nerd Font" fo:font-size="15pt" fo:font-style="normal" fo:font-weight="normal" style:font-size-asian="15pt" style:font-style-asian="normal" style:font-weight-asian="normal"/>
    </style:style>
    <style:style style:name="T31" style:family="text">
      <style:text-properties fo:color="#067d17" loext:opacity="100%" fo:font-size="15pt" fo:font-style="normal" fo:font-weight="normal" style:font-size-asian="15pt" style:font-style-asian="normal" style:font-weight-asian="normal"/>
    </style:style>
    <style:style style:name="T32" style:family="text">
      <style:text-properties fo:color="#067d17" loext:opacity="100%" fo:font-style="normal" fo:font-weight="normal" style:font-style-asian="normal" style:font-weight-asian="normal"/>
    </style:style>
    <style:style style:name="T33" style:family="text">
      <style:text-properties fo:color="#bc0ba2" loext:opacity="100%" style:font-name="FiraCode Nerd Font" fo:font-size="15pt" fo:font-style="normal" fo:font-weight="normal" style:font-size-asian="15pt" style:font-style-asian="normal" style:font-weight-asian="normal"/>
    </style:style>
    <style:style style:name="T34" style:family="text">
      <style:text-properties fo:color="#bc0ba2" loext:opacity="100%" fo:font-size="15pt" fo:font-style="normal" fo:font-weight="normal" style:font-size-asian="15pt" style:font-style-asian="normal" style:font-weight-asian="normal"/>
    </style:style>
    <style:style style:name="T35" style:family="text">
      <style:text-properties fo:color="#bc0ba2" loext:opacity="100%" fo:font-style="normal" fo:font-weight="normal" style:font-style-asian="normal" style:font-weight-asian="normal"/>
    </style:style>
    <style:style style:name="T36" style:family="text">
      <style:text-properties fo:color="#871094" loext:opacity="100%" style:font-name="FiraCode Nerd Font" fo:font-size="15pt" fo:font-style="italic" fo:font-weight="normal" style:font-size-asian="15pt" style:font-style-asian="italic" style:font-weight-asian="normal"/>
    </style:style>
    <style:style style:name="T37" style:family="text">
      <style:text-properties fo:color="#871094" loext:opacity="100%" fo:font-size="15pt" fo:font-style="italic" fo:font-weight="normal" style:font-size-asian="15pt" style:font-style-asian="italic" style:font-weight-asian="normal"/>
    </style:style>
    <style:style style:name="T38" style:family="text">
      <style:text-properties fo:color="#871094" loext:opacity="100%" fo:font-style="italic" fo:font-weight="normal" style:font-style-asian="italic" style:font-weight-asian="normal"/>
    </style:style>
    <style:style style:name="T39" style:family="text">
      <style:text-properties style:font-name="Courier New"/>
    </style:style>
    <style:style style:name="T40" style:family="text">
      <style:text-properties style:font-name="Courier New" fo:font-size="12pt" style:font-size-asian="12pt" style:font-size-complex="12pt"/>
    </style:style>
    <style:style style:name="T41" style:family="text">
      <style:text-properties fo:font-style="normal" fo:font-weight="normal" style:font-style-asian="normal" style:font-weight-asian="normal"/>
    </style:style>
    <style:style style:name="T42" style:family="text">
      <style:text-properties fo:font-style="normal" fo:font-weight="normal" style:font-style-asian="normal" style:font-weight-asian="normal"/>
    </style:style>
    <style:style style:name="T43" style:family="text">
      <style:text-properties fo:font-style="normal" fo:font-weight="normal" style:font-style-asian="normal" style:font-weight-asian="normal"/>
    </style:style>
    <style:style style:name="T44" style:family="text">
      <style:text-properties fo:font-style="normal" fo:font-weight="normal" style:font-style-asian="normal" style:font-weight-asian="normal"/>
    </style:style>
    <style:style style:name="T45" style:family="text">
      <style:text-properties fo:font-style="normal" fo:font-weight="normal" style:font-style-asian="normal" style:font-weight-asian="normal"/>
    </style:style>
    <style:style style:name="T46" style:family="text">
      <style:text-properties fo:font-style="normal" fo:font-weight="normal" style:font-style-asian="normal" style:font-weight-asian="normal"/>
    </style:style>
    <style:style style:name="T47" style:family="text">
      <style:text-properties fo:font-style="normal" fo:font-weight="normal" style:font-style-asian="normal" style:font-weight-asian="normal"/>
    </style:style>
    <style:style style:name="T48" style:family="text">
      <style:text-properties fo:font-style="normal" fo:font-weight="normal" style:font-style-asian="normal" style:font-weight-asian="normal"/>
    </style:style>
    <style:style style:name="T49" style:family="text">
      <style:text-properties fo:font-style="normal" fo:font-weight="normal" style:font-style-asian="normal" style:font-weight-asian="normal"/>
    </style:style>
    <style:style style:name="T50" style:family="text">
      <style:text-properties fo:font-style="normal" fo:font-weight="normal" style:font-style-asian="normal" style:font-weight-asian="normal"/>
    </style:style>
    <style:style style:name="T51" style:family="text">
      <style:text-properties fo:font-style="normal" fo:font-weight="normal" officeooo:rsid="00100c18" style:font-style-asian="normal" style:font-weight-asian="normal"/>
    </style:style>
    <style:style style:name="T52" style:family="text">
      <style:text-properties fo:font-style="italic" fo:font-weight="normal" style:font-style-asian="italic" style:font-weight-asian="normal"/>
    </style:style>
    <style:style style:name="T53" style:family="text">
      <style:text-properties fo:font-style="italic" fo:font-weight="normal" style:font-style-asian="italic" style:font-weight-asian="normal"/>
    </style:style>
    <style:style style:name="T54" style:family="text">
      <style:text-properties fo:color="#81d41a" loext:opacity="100%" fo:font-style="normal" fo:font-weight="normal" style:font-style-asian="normal" style:font-weight-asian="normal"/>
    </style:style>
    <style:style style:name="T55" style:family="text">
      <style:text-properties fo:color="#81d41a" loext:opacity="100%" fo:font-style="normal" fo:font-weight="normal" style:font-style-asian="normal" style:font-weight-asian="normal"/>
    </style:style>
    <style:style style:name="T56" style:family="text">
      <style:text-properties fo:color="#81d41a" loext:opacity="100%" fo:font-style="normal" fo:font-weight="normal" style:font-style-asian="normal" style:font-weight-asian="normal"/>
    </style:style>
    <style:style style:name="T57" style:family="text">
      <style:text-properties fo:color="#81d41a" loext:opacity="100%" fo:font-style="normal" fo:font-weight="normal" style:font-style-asian="normal" style:font-weight-asian="normal"/>
    </style:style>
    <style:style style:name="T58" style:family="text">
      <style:text-properties fo:color="#81d41a" loext:opacity="100%" fo:font-style="normal" fo:font-weight="normal" style:font-style-asian="normal" style:font-weight-asian="normal"/>
    </style:style>
    <style:style style:name="T59" style:family="text">
      <style:text-properties fo:color="#81d41a" loext:opacity="100%" fo:font-style="normal" fo:font-weight="normal" style:font-style-asian="normal" style:font-weight-asian="normal"/>
    </style:style>
    <style:style style:name="T60" style:family="text">
      <style:text-properties fo:color="#81d41a" loext:opacity="100%" fo:font-style="normal" fo:font-weight="normal" style:font-style-asian="normal" style:font-weight-asian="normal"/>
    </style:style>
    <style:style style:name="T61" style:family="text">
      <style:text-properties fo:color="#81d41a" loext:opacity="100%" fo:font-style="normal" fo:font-weight="normal" style:font-style-asian="normal" style:font-weight-asian="normal"/>
    </style:style>
    <style:style style:name="T62" style:family="text">
      <style:text-properties fo:color="#81d41a" loext:opacity="100%" fo:font-style="italic" fo:font-weight="normal" style:font-style-asian="italic" style:font-weight-asian="normal"/>
    </style:style>
    <style:style style:name="T63" style:family="text">
      <style:text-properties fo:color="#81d41a" loext:opacity="100%" style:font-name="Courier New" fo:font-size="12pt" fo:font-style="normal" fo:font-weight="normal" style:font-size-asian="12pt" style:font-style-asian="normal" style:font-weight-asian="normal" style:font-size-complex="12pt"/>
    </style:style>
    <style:style style:name="T64" style:family="text">
      <style:text-properties fo:color="#81d41a" loext:opacity="100%" style:font-name="Courier New" fo:font-size="12pt" fo:font-style="normal" fo:font-weight="normal" style:font-size-asian="12pt" style:font-style-asian="normal" style:font-weight-asian="normal" style:font-size-complex="12pt"/>
    </style:style>
    <style:style style:name="T65" style:family="text">
      <style:text-properties fo:color="#81d41a" loext:opacity="100%" style:font-name="Courier New" fo:font-size="12pt" fo:font-style="normal" fo:font-weight="normal" style:font-size-asian="12pt" style:font-style-asian="normal" style:font-weight-asian="normal" style:font-size-complex="12pt"/>
    </style:style>
    <style:style style:name="T66" style:family="text">
      <style:text-properties fo:color="#81d41a" loext:opacity="100%" style:font-name="Courier New" fo:font-size="12pt" fo:font-style="normal" fo:font-weight="normal" style:font-size-asian="12pt" style:font-style-asian="normal" style:font-weight-asian="normal" style:font-size-complex="12pt"/>
    </style:style>
    <style:style style:name="T67" style:family="text">
      <style:text-properties fo:color="#81d41a" loext:opacity="100%" style:font-name="Courier New" fo:font-size="12pt" fo:font-style="normal" fo:font-weight="normal" style:font-size-asian="12pt" style:font-style-asian="normal" style:font-weight-asian="normal" style:font-size-complex="12pt"/>
    </style:style>
    <style:style style:name="T68" style:family="text">
      <style:text-properties fo:color="#81d41a" loext:opacity="100%" style:font-name="Courier New" fo:font-size="12pt" fo:font-style="normal" fo:font-weight="normal" style:font-size-asian="12pt" style:font-style-asian="normal" style:font-weight-asian="normal" style:font-size-complex="12pt"/>
    </style:style>
    <style:style style:name="T69" style:family="text">
      <style:text-properties fo:color="#81d41a" loext:opacity="100%" style:font-name="Courier New" fo:font-size="12pt" fo:font-style="normal" fo:font-weight="normal" style:font-size-asian="12pt" style:font-style-asian="normal" style:font-weight-asian="normal" style:font-size-complex="12pt"/>
    </style:style>
    <style:style style:name="T70" style:family="text">
      <style:text-properties fo:color="#81d41a" loext:opacity="100%" style:font-name="Courier New" fo:font-size="12pt" fo:font-style="normal" fo:font-weight="normal" style:font-size-asian="12pt" style:font-style-asian="normal" style:font-weight-asian="normal" style:font-size-complex="12pt"/>
    </style:style>
    <style:style style:name="T71" style:family="text">
      <style:text-properties fo:color="#81d41a" loext:opacity="100%" style:font-name="Courier New" fo:font-size="12pt" fo:font-style="italic" fo:font-weight="normal" style:font-size-asian="12pt" style:font-style-asian="italic" style:font-weight-asian="normal" style:font-size-complex="12pt"/>
    </style:style>
    <style:style style:name="T72" style:family="text">
      <style:text-properties fo:color="#61aa0d" loext:opacity="100%" style:font-name="FiraCode Nerd Font" fo:font-size="15pt" fo:font-style="normal" fo:font-weight="normal" style:font-size-asian="15pt" style:font-style-asian="normal" style:font-weight-asian="normal"/>
    </style:style>
    <style:style style:name="T73" style:family="text">
      <style:text-properties fo:color="#61aa0d" loext:opacity="100%" fo:font-size="15pt" fo:font-style="normal" fo:font-weight="normal" style:font-size-asian="15pt" style:font-style-asian="normal" style:font-weight-asian="normal"/>
    </style:style>
    <style:style style:name="T74" style:family="text">
      <style:text-properties fo:color="#61aa0d" loext:opacity="100%" fo:font-style="normal" fo:font-weight="normal" style:font-style-asian="normal" style:font-weight-asian="normal"/>
    </style:style>
    <style:style style:name="T75" style:family="text">
      <style:text-properties fo:color="#ff0000" loext:opacity="100%" style:font-name="Courier New" fo:font-size="12pt" style:font-size-asian="12pt" style:font-size-complex="12pt"/>
    </style:style>
    <style:style style:name="T76" style:family="text">
      <style:text-properties fo:color="#ff0000" loext:opacity="100%" style:font-name="Courier New" fo:font-size="12pt" fo:font-style="normal" fo:font-weight="normal" officeooo:rsid="00100c18" style:font-size-asian="12pt" style:font-style-asian="normal" style:font-weight-asian="normal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rrezione verifica 01/04/2023 Sirico Davide</text:p>
      <text:p text:style-name="P2">Es1) Corretto</text:p>
      <text:p text:style-name="P2">Es2) Corretto</text:p>
      <text:p text:style-name="P2">Es3) Corretto</text:p>
      <text:p text:style-name="P2">Es4) Corretto</text:p>
      <text:p text:style-name="P2">Es5) Corretto</text:p>
      <text:p text:style-name="P3">Es6) <text:span text:style-name="T1">Sbagliato</text:span></text:p>
      <text:p text:style-name="P5"><text:span text:style-name="T41">import </text:span><text:span text:style-name="T41">java.util.Queue</text:span><text:span text:style-name="T41">;<text:line-break/></text:span><text:span text:style-name="T41">import </text:span><text:span text:style-name="T41">java.util.LinkedList</text:span><text:span text:style-name="T41">;<text:line-break/></text:span><text:span text:style-name="T41">import </text:span><text:span text:style-name="T41">java.io.</text:span><text:span text:style-name="T41">*;<text:line-break/><text:line-break/></text:span><text:span text:style-name="T41">public class </text:span><text:span text:style-name="T41">Main<text:line-break/></text:span><text:span text:style-name="T41">{<text:line-break/><text:tab/></text:span><text:span text:style-name="T41">public static void </text:span><text:span text:style-name="T41">main</text:span><text:span text:style-name="T41">(</text:span><text:span text:style-name="T41">String</text:span><text:span text:style-name="T41">[] </text:span><text:span text:style-name="T41">args</text:span><text:span text:style-name="T41">)<text:line-break/><text:tab/></text:span><text:span text:style-name="T41">{<text:line-break/><text:tab/><text:tab/></text:span><text:span text:style-name="T41">try </text:span><text:span text:style-name="T41">{<text:line-break/><text:tab/><text:tab/><text:tab/></text:span><text:span text:style-name="T41">FileReader fileReader </text:span><text:span text:style-name="T41">= </text:span><text:span text:style-name="T41">new </text:span><text:span text:style-name="T41">FileReader</text:span><text:span text:style-name="T41">(</text:span><text:span text:style-name="T41">"src/numeri.txt"</text:span><text:span text:style-name="T41">)</text:span><text:span text:style-name="T41">;<text:line-break/><text:tab/><text:tab/><text:tab/></text:span><text:span text:style-name="T41">BufferedReader input </text:span><text:span text:style-name="T41">= </text:span><text:span text:style-name="T41">new </text:span><text:span text:style-name="T41">BufferedReader</text:span><text:span text:style-name="T41">(</text:span><text:span text:style-name="T41">fileReader</text:span><text:span text:style-name="T41">)</text:span><text:span text:style-name="T41">;<text:line-break/><text:tab/><text:tab/><text:tab/><text:line-break/><text:tab/><text:tab/><text:tab/></text:span><text:span text:style-name="T41">String currentNumber</text:span><text:span text:style-name="T41">;<text:line-break/><text:tab/><text:tab/><text:tab/></text:span><text:span text:style-name="T41">if</text:span><text:span text:style-name="T41">(</text:span><text:span text:style-name="T41">(</text:span><text:span text:style-name="T41">currentNumber</text:span><text:span text:style-name="T41">=</text:span><text:span text:style-name="T41">input</text:span><text:span text:style-name="T41">.readLine</text:span><text:span text:style-name="T41">()</text:span><text:span text:style-name="T41">)</text:span><text:span text:style-name="T41">==</text:span><text:span text:style-name="T41">null</text:span><text:span text:style-name="T41">)<text:line-break/><text:tab/><text:tab/><text:tab/></text:span><text:span text:style-name="T41">{<text:line-break/><text:tab/><text:tab/><text:tab/><text:tab/></text:span><text:span text:style-name="T41">System</text:span><text:span text:style-name="T41">.</text:span><text:span text:style-name="T52">out</text:span><text:span text:style-name="T41">.println</text:span><text:span text:style-name="T41">(</text:span><text:span text:style-name="T41">"File vuoto"</text:span><text:span text:style-name="T41">)</text:span><text:span text:style-name="T41">;<text:line-break/><text:tab/><text:tab/><text:tab/><text:tab/></text:span><text:span text:style-name="T41">return</text:span><text:span text:style-name="T41">;<text:line-break/><text:tab/><text:tab/><text:tab/></text:span><text:span text:style-name="T41">}<text:line-break/><text:tab/><text:tab/><text:tab/><text:line-break/><text:tab/><text:tab/><text:tab/></text:span><text:span text:style-name="T41">Queue</text:span><text:span text:style-name="T41">&lt;</text:span><text:span text:style-name="T41">Integer</text:span><text:span text:style-name="T41">&gt; </text:span><text:span text:style-name="T41">C1 </text:span><text:span text:style-name="T41">= </text:span><text:span text:style-name="T41">new </text:span><text:span text:style-name="T41">LinkedList</text:span><text:span text:style-name="T41">&lt;&gt;()</text:span><text:span text:style-name="T41">;<text:line-break/><text:tab/><text:tab/><text:tab/></text:span><text:span text:style-name="T41">int </text:span><text:span text:style-name="T41">number </text:span><text:span text:style-name="T41">= </text:span><text:span text:style-name="T41">Integer</text:span><text:span text:style-name="T41">.</text:span><text:span text:style-name="T52">parseInt</text:span><text:span text:style-name="T41">(</text:span><text:span text:style-name="T41">currentNumber</text:span><text:span text:style-name="T41">)</text:span><text:span text:style-name="T41">;<text:line-break/><text:tab/><text:tab/><text:tab/></text:span><text:span text:style-name="T41">C1</text:span><text:span text:style-name="T41">.add</text:span><text:span text:style-name="T41">(</text:span><text:span text:style-name="T41">number</text:span><text:span text:style-name="T41">)</text:span><text:span text:style-name="T41">;<text:line-break/><text:tab/><text:tab/><text:tab/></text:span><text:span text:style-name="T41">while</text:span><text:span text:style-name="T41">(</text:span><text:span text:style-name="T41">(</text:span><text:span text:style-name="T41">currentNumber</text:span><text:span text:style-name="T41">=</text:span><text:span text:style-name="T41">input</text:span><text:span text:style-name="T41">.readLine</text:span><text:span text:style-name="T41">()</text:span><text:span text:style-name="T41">)</text:span><text:span text:style-name="T41">!=</text:span><text:span text:style-name="T41">null</text:span><text:span text:style-name="T41">)<text:line-break/><text:tab/><text:tab/><text:tab/></text:span><text:span text:style-name="T41">{<text:line-break/><text:tab/><text:tab/><text:tab/><text:tab/></text:span><text:span text:style-name="T41">number </text:span><text:span text:style-name="T41">= </text:span><text:span text:style-name="T41">Integer</text:span><text:span text:style-name="T41">.</text:span><text:span text:style-name="T52">parseInt</text:span><text:span text:style-name="T41">(</text:span><text:span text:style-name="T41">currentNumber</text:span><text:span text:style-name="T41">)</text:span><text:span text:style-name="T41">;<text:line-break/><text:tab/><text:tab/><text:tab/><text:tab/></text:span><text:span text:style-name="T41">C1</text:span><text:span text:style-name="T41">.add</text:span><text:span text:style-name="T41">(</text:span><text:span text:style-name="T41">number</text:span><text:span text:style-name="T41">)</text:span><text:span text:style-name="T41">;<text:line-break/><text:tab/><text:tab/><text:tab/></text:span><text:span text:style-name="T41">}<text:line-break/><text:tab/><text:tab/><text:tab/></text:span><text:span text:style-name="T52">stampa</text:span><text:span text:style-name="T41">(</text:span><text:span text:style-name="T41">C1</text:span><text:span text:style-name="T41">)</text:span><text:span text:style-name="T41">;<text:line-break/><text:tab/><text:tab/><text:tab/></text:span><text:span text:style-name="T52">elimina</text:span><text:span text:style-name="T41">(</text:span><text:span text:style-name="T41">C1</text:span><text:span text:style-name="T41">)</text:span><text:span text:style-name="T41">;<text:line-break/><text:tab/><text:tab/><text:tab/></text:span><text:span text:style-name="T52">stampa</text:span><text:span text:style-name="T41">(</text:span><text:span text:style-name="T41">C1</text:span><text:span text:style-name="T41">)</text:span><text:span text:style-name="T41">;<text:line-break/><text:tab/><text:tab/><text:tab/><text:line-break/><text:tab/><text:tab/></text:span><text:span text:style-name="T41">} </text:span><text:span text:style-name="T41">catch</text:span><text:span text:style-name="T41">(</text:span><text:span text:style-name="T41">IOException </text:span><text:span text:style-name="T41">e</text:span><text:span text:style-name="T41">)<text:line-break/><text:tab/><text:tab/></text:span><text:span text:style-name="T41">{<text:line-break/><text:tab/><text:tab/><text:tab/></text:span><text:span text:style-name="T41">System</text:span><text:span text:style-name="T41">.</text:span><text:span text:style-name="T52">out</text:span><text:span text:style-name="T41">.println</text:span><text:span text:style-name="T41">(</text:span><text:span text:style-name="T41">"Impossibile leggere il file"</text:span><text:span text:style-name="T41">)</text:span><text:span text:style-name="T41">;<text:line-break/><text:tab/><text:tab/></text:span><text:span text:style-name="T41">} </text:span><text:span text:style-name="T41">catch</text:span><text:span text:style-name="T41">(</text:span><text:span text:style-name="T41">NumberFormatException </text:span><text:span text:style-name="T41">e</text:span><text:span text:style-name="T41">)<text:line-break/><text:tab/><text:tab/></text:span><text:span text:style-name="T41">{<text:line-break/><text:tab/><text:tab/><text:tab/></text:span><text:span text:style-name="T41">System</text:span><text:span text:style-name="T41">.</text:span><text:span text:style-name="T52">out</text:span><text:span text:style-name="T41">.println</text:span><text:span text:style-name="T41">(</text:span><text:span text:style-name="T41">"Inserire solo numeri nel file"</text:span><text:span text:style-name="T41">)</text:span><text:span text:style-name="T41">;<text:line-break/><text:tab/><text:tab/></text:span><text:span text:style-name="T41">}<text:line-break/><text:tab/></text:span><text:span text:style-name="T41">}<text:line-break/><text:tab/></text:span><text:span text:style-name="T41">public static void </text:span><text:span text:style-name="T41">stampa</text:span><text:span text:style-name="T41">(</text:span><text:span text:style-name="T41">Queue</text:span><text:span text:style-name="T41">&lt;</text:span><text:span text:style-name="T41">Integer</text:span><text:span text:style-name="T41">&gt; </text:span><text:span text:style-name="T41">C</text:span><text:span text:style-name="T41">)<text:line-break/><text:tab/></text:span><text:span text:style-name="T41">{<text:line-break/><text:tab/><text:tab/></text:span><text:span text:style-name="T41">System</text:span><text:span text:style-name="T41">.</text:span><text:span text:style-name="T52">out</text:span><text:span text:style-name="T41">.println</text:span><text:span text:style-name="T41">(</text:span><text:span text:style-name="T41">"C1" </text:span><text:span text:style-name="T41">+ C</text:span><text:span text:style-name="T41">)</text:span><text:span text:style-name="T41">;<text:line-break/><text:tab/></text:span><text:span text:style-name="T41">}<text:line-break/></text:span><text:soft-page-break/><text:span text:style-name="T41"><text:tab/><text:line-break/></text:span></text:p>
      <text:p text:style-name="P6"><text:span text:style-name="T41">/</text:span><text:span text:style-name="T51">*</text:span><text:span text:style-name="T41"><text:line-break/></text:span><text:span text:style-name="T41">public static void </text:span><text:span text:style-name="T41">elimina</text:span><text:span text:style-name="T41">(</text:span><text:span text:style-name="T41">Queue</text:span><text:span text:style-name="T41">&lt;</text:span><text:span text:style-name="T41">Integer</text:span><text:span text:style-name="T41">&gt; </text:span><text:span text:style-name="T41">C</text:span><text:span text:style-name="T41">)<text:line-break/></text:span><text:span text:style-name="T41">{<text:line-break/><text:tab/></text:span><text:span text:style-name="T41">Queue</text:span><text:span text:style-name="T41">&lt;</text:span><text:span text:style-name="T41">Integer</text:span><text:span text:style-name="T41">&gt; </text:span><text:span text:style-name="T41">temp1 </text:span><text:span text:style-name="T41">= </text:span><text:span text:style-name="T41">new </text:span><text:span text:style-name="T41">LinkedList</text:span><text:span text:style-name="T41">&lt;&gt;()</text:span><text:span text:style-name="T41">;<text:line-break/><text:tab/></text:span><text:span text:style-name="T41">Queue</text:span><text:span text:style-name="T41">&lt;</text:span><text:span text:style-name="T41">Integer</text:span><text:span text:style-name="T41">&gt; </text:span><text:span text:style-name="T41">temp2 </text:span><text:span text:style-name="T41">= </text:span><text:span text:style-name="T41">new </text:span><text:span text:style-name="T41">LinkedList</text:span><text:span text:style-name="T41">&lt;&gt;()</text:span><text:span text:style-name="T41">;<text:line-break/><text:tab/></text:span><text:span text:style-name="T41">Queue</text:span><text:span text:style-name="T41">&lt;</text:span><text:span text:style-name="T41">Integer</text:span><text:span text:style-name="T41">&gt; </text:span><text:span text:style-name="T41">temp3 </text:span><text:span text:style-name="T41">= </text:span><text:span text:style-name="T41">new </text:span><text:span text:style-name="T41">LinkedList</text:span><text:span text:style-name="T41">&lt;&gt;()</text:span><text:span text:style-name="T41">;<text:line-break/><text:tab/></text:span><text:span text:style-name="T41">Queue</text:span><text:span text:style-name="T41">&lt;</text:span><text:span text:style-name="T41">Integer</text:span><text:span text:style-name="T41">&gt; </text:span><text:span text:style-name="T41">ris </text:span><text:span text:style-name="T41">= </text:span><text:span text:style-name="T41">new </text:span><text:span text:style-name="T41">LinkedList</text:span><text:span text:style-name="T41">&lt;&gt;()</text:span><text:span text:style-name="T41">;<text:line-break/><text:line-break/><text:tab/>C = </text:span><text:span text:style-name="T52">reverse</text:span><text:span text:style-name="T41">(</text:span><text:span text:style-name="T41">C</text:span><text:span text:style-name="T41">)</text:span><text:span text:style-name="T41">;<text:line-break/><text:tab/></text:span><text:span text:style-name="T41">while</text:span><text:span text:style-name="T41">(</text:span><text:span text:style-name="T41">!C.isEmpty</text:span><text:span text:style-name="T41">()</text:span><text:span text:style-name="T41">)<text:line-break/><text:tab/></text:span><text:span text:style-name="T41">{<text:line-break/><text:tab/><text:tab/></text:span><text:span text:style-name="T41">int </text:span><text:span text:style-name="T41">current </text:span><text:span text:style-name="T41">= C.remove</text:span><text:span text:style-name="T41">()</text:span><text:span text:style-name="T41">;<text:line-break/><text:tab/><text:tab/></text:span><text:span text:style-name="T41">temp1</text:span><text:span text:style-name="T41">.add</text:span><text:span text:style-name="T41">(</text:span><text:span text:style-name="T41">current</text:span><text:span text:style-name="T41">)</text:span><text:span text:style-name="T41">;<text:line-break/><text:tab/><text:tab/></text:span><text:span text:style-name="T41">temp2</text:span><text:span text:style-name="T41">.add</text:span><text:span text:style-name="T41">(</text:span><text:span text:style-name="T41">current</text:span><text:span text:style-name="T41">)</text:span><text:span text:style-name="T41">;<text:line-break/><text:tab/></text:span><text:span text:style-name="T41">}<text:line-break/><text:tab/></text:span><text:span text:style-name="T41">temp1 </text:span><text:span text:style-name="T41">= </text:span><text:span text:style-name="T52">reverse</text:span><text:span text:style-name="T41">(</text:span><text:span text:style-name="T41">temp1</text:span><text:span text:style-name="T41">)</text:span><text:span text:style-name="T41">;<text:line-break/><text:line-break/><text:tab/></text:span><text:span text:style-name="T41">while</text:span><text:span text:style-name="T41">(</text:span><text:span text:style-name="T41">!</text:span><text:span text:style-name="T41">temp1</text:span><text:span text:style-name="T41">.isEmpty</text:span><text:span text:style-name="T41">()</text:span><text:span text:style-name="T41">)<text:line-break/><text:tab/></text:span><text:span text:style-name="T41">{<text:line-break/><text:tab/><text:tab/></text:span><text:span text:style-name="T41">int </text:span><text:span text:style-name="T41">top </text:span><text:span text:style-name="T41">= </text:span><text:span text:style-name="T52">myPeek</text:span><text:span text:style-name="T41">(</text:span><text:span text:style-name="T41">temp1</text:span><text:span text:style-name="T41">)</text:span><text:span text:style-name="T41">;<text:line-break/><text:tab/><text:tab/></text:span><text:span text:style-name="T41">boolean </text:span><text:span text:style-name="T41">duplicato </text:span><text:span text:style-name="T41">= </text:span><text:span text:style-name="T41">false</text:span><text:span text:style-name="T41">;<text:line-break/><text:tab/><text:tab/></text:span><text:span text:style-name="T41">int </text:span><text:span text:style-name="T41">current </text:span><text:span text:style-name="T41">= </text:span><text:span text:style-name="T41">temp1</text:span><text:span text:style-name="T41">.remove</text:span><text:span text:style-name="T41">()</text:span><text:span text:style-name="T41">;<text:line-break/><text:tab/><text:tab/></text:span><text:span text:style-name="T41">while</text:span><text:span text:style-name="T41">(</text:span><text:span text:style-name="T41">!</text:span><text:span text:style-name="T41">temp2</text:span><text:span text:style-name="T41">.isEmpty</text:span><text:span text:style-name="T41">()</text:span><text:span text:style-name="T41">)<text:line-break/><text:tab/><text:tab/></text:span><text:span text:style-name="T41">{<text:line-break/><text:tab/><text:tab/><text:tab/></text:span><text:span text:style-name="T41">temp2</text:span><text:span text:style-name="T41">.remove</text:span><text:span text:style-name="T41">()</text:span><text:span text:style-name="T41">;<text:line-break/><text:tab/><text:tab/></text:span><text:span text:style-name="T41">}<text:line-break/><text:tab/><text:tab/></text:span><text:span text:style-name="T41">temp3 </text:span><text:span text:style-name="T41">= </text:span><text:span text:style-name="T52">copy</text:span><text:span text:style-name="T41">(</text:span><text:span text:style-name="T41">temp2</text:span><text:span text:style-name="T41">)</text:span><text:span text:style-name="T41">;<text:line-break/><text:tab/><text:tab/></text:span><text:span text:style-name="T41">while</text:span><text:span text:style-name="T41">(</text:span><text:span text:style-name="T41">!</text:span><text:span text:style-name="T41">temp2</text:span><text:span text:style-name="T41">.isEmpty</text:span><text:span text:style-name="T41">()</text:span><text:span text:style-name="T41">)<text:line-break/><text:tab/><text:tab/></text:span><text:span text:style-name="T41">{<text:line-break/><text:tab/><text:tab/><text:tab/></text:span><text:span text:style-name="T41">if</text:span><text:span text:style-name="T41">(</text:span><text:span text:style-name="T41">top</text:span><text:span text:style-name="T41">==</text:span><text:span text:style-name="T41">current</text:span><text:span text:style-name="T41">)<text:line-break/><text:tab/><text:tab/><text:tab/></text:span><text:span text:style-name="T41">{<text:line-break/><text:tab/><text:tab/><text:tab/><text:tab/></text:span><text:span text:style-name="T41">duplicato </text:span><text:span text:style-name="T41">= </text:span><text:span text:style-name="T41">true</text:span><text:span text:style-name="T41">;<text:line-break/><text:tab/><text:tab/><text:tab/><text:tab/></text:span><text:span text:style-name="T41">temp1</text:span><text:span text:style-name="T41">.remove</text:span><text:span text:style-name="T41">()</text:span><text:span text:style-name="T41">;<text:line-break/><text:tab/><text:tab/><text:tab/></text:span><text:span text:style-name="T41">}<text:line-break/><text:tab/><text:tab/><text:tab/></text:span><text:span text:style-name="T41">current </text:span><text:span text:style-name="T41">= </text:span><text:span text:style-name="T41">temp2</text:span><text:span text:style-name="T41">.remove</text:span><text:span text:style-name="T41">()</text:span><text:span text:style-name="T41">;<text:line-break/><text:tab/><text:tab/></text:span><text:span text:style-name="T41">}<text:line-break/><text:tab/><text:tab/></text:span><text:span text:style-name="T41">if</text:span><text:span text:style-name="T41">(</text:span><text:span text:style-name="T41">!</text:span><text:span text:style-name="T41">duplicato</text:span><text:span text:style-name="T41">)<text:line-break/><text:tab/><text:tab/></text:span><text:span text:style-name="T41">{<text:line-break/><text:tab/><text:tab/><text:tab/></text:span><text:span text:style-name="T41">ris</text:span><text:span text:style-name="T41">.add</text:span><text:span text:style-name="T41">(</text:span><text:span text:style-name="T41">current</text:span><text:span text:style-name="T41">)</text:span><text:span text:style-name="T41">;<text:line-break/><text:tab/><text:tab/></text:span><text:span text:style-name="T41">}<text:line-break/><text:tab/></text:span><text:span text:style-name="T41">}<text:line-break/><text:tab/></text:span><text:span text:style-name="T41">System</text:span><text:span text:style-name="T41">.</text:span><text:span text:style-name="T52">out</text:span><text:span text:style-name="T41">.println</text:span><text:span text:style-name="T41">(</text:span><text:span text:style-name="T41">"temp1: "</text:span><text:span text:style-name="T41">+</text:span><text:span text:style-name="T41">temp1</text:span><text:span text:style-name="T41">)</text:span><text:span text:style-name="T41">;<text:line-break/><text:tab/></text:span><text:span text:style-name="T41">System</text:span><text:span text:style-name="T41">.</text:span><text:span text:style-name="T52">out</text:span><text:span text:style-name="T41">.println</text:span><text:span text:style-name="T41">(</text:span><text:span text:style-name="T41">"temp2: "</text:span><text:span text:style-name="T41">+</text:span><text:span text:style-name="T41">temp2</text:span><text:span text:style-name="T41">)</text:span><text:span text:style-name="T41">;<text:line-break/><text:tab/></text:span><text:span text:style-name="T41">System</text:span><text:span text:style-name="T41">.</text:span><text:span text:style-name="T52">out</text:span><text:span text:style-name="T41">.println</text:span><text:span text:style-name="T41">(</text:span><text:span text:style-name="T41">"temp3: "</text:span><text:span text:style-name="T41">+</text:span><text:span text:style-name="T41">temp3</text:span><text:span text:style-name="T41">)</text:span><text:span text:style-name="T41">;<text:line-break/><text:tab/></text:span><text:span text:style-name="T41">System</text:span><text:span text:style-name="T41">.</text:span><text:span text:style-name="T52">out</text:span><text:span text:style-name="T41">.println</text:span><text:span text:style-name="T41">(</text:span><text:span text:style-name="T41">"ris: "</text:span><text:span text:style-name="T41">+</text:span><text:span text:style-name="T41">ris</text:span><text:span text:style-name="T41">)</text:span><text:span text:style-name="T41">;<text:line-break/></text:span><text:span text:style-name="T41">}<text:line-break/></text:span><text:span text:style-name="T41">public static int </text:span><text:span text:style-name="T41">myPeek</text:span><text:span text:style-name="T41">(</text:span><text:span text:style-name="T41">Queue</text:span><text:span text:style-name="T41">&lt;</text:span><text:span text:style-name="T41">Integer</text:span><text:span text:style-name="T41">&gt; </text:span><text:span text:style-name="T41">C</text:span><text:span text:style-name="T41">)<text:line-break/></text:span><text:span text:style-name="T41">{<text:line-break/><text:tab/></text:span><text:span text:style-name="T41">Queue</text:span><text:span text:style-name="T41">&lt;</text:span><text:span text:style-name="T41">Integer</text:span><text:span text:style-name="T41">&gt; </text:span><text:span text:style-name="T41">temp </text:span><text:span text:style-name="T41">= </text:span><text:span text:style-name="T41">new </text:span><text:span text:style-name="T41">LinkedList</text:span><text:span text:style-name="T41">&lt;&gt;()</text:span><text:span text:style-name="T41">;<text:line-break/><text:line-break/><text:tab/></text:span><text:span text:style-name="T41">int </text:span><text:span text:style-name="T41">top </text:span><text:span text:style-name="T41">= C.remove</text:span><text:span text:style-name="T41">()</text:span><text:span text:style-name="T41">;<text:line-break/></text:span><text:soft-page-break/><text:span text:style-name="T41"><text:tab/></text:span><text:span text:style-name="T41">temp</text:span><text:span text:style-name="T41">.add</text:span><text:span text:style-name="T41">(</text:span><text:span text:style-name="T41">top</text:span><text:span text:style-name="T41">)</text:span><text:span text:style-name="T41">;<text:line-break/><text:tab/></text:span><text:span text:style-name="T41">while</text:span><text:span text:style-name="T41">(</text:span><text:span text:style-name="T41">!C.isEmpty</text:span><text:span text:style-name="T41">()</text:span><text:span text:style-name="T41">)<text:line-break/><text:tab/></text:span><text:span text:style-name="T41">{<text:line-break/><text:tab/><text:tab/></text:span><text:span text:style-name="T41">temp</text:span><text:span text:style-name="T41">.add</text:span><text:span text:style-name="T41">(</text:span><text:span text:style-name="T41">C.remove</text:span><text:span text:style-name="T41">()</text:span><text:span text:style-name="T41">)</text:span><text:span text:style-name="T41">;<text:line-break/><text:tab/></text:span><text:span text:style-name="T41">}<text:line-break/><text:line-break/><text:tab/></text:span><text:span text:style-name="T41">while</text:span><text:span text:style-name="T41">(</text:span><text:span text:style-name="T41">!</text:span><text:span text:style-name="T41">temp</text:span><text:span text:style-name="T41">.isEmpty</text:span><text:span text:style-name="T41">()</text:span><text:span text:style-name="T41">)<text:line-break/><text:tab/></text:span><text:span text:style-name="T41">{<text:line-break/><text:tab/><text:tab/></text:span><text:span text:style-name="T41">C.add</text:span><text:span text:style-name="T41">(</text:span><text:span text:style-name="T41">temp</text:span><text:span text:style-name="T41">.remove</text:span><text:span text:style-name="T41">()</text:span><text:span text:style-name="T41">)</text:span><text:span text:style-name="T41">;<text:line-break/><text:tab/></text:span><text:span text:style-name="T41">}<text:line-break/><text:line-break/><text:tab/></text:span><text:span text:style-name="T41">return </text:span><text:span text:style-name="T41">top</text:span><text:span text:style-name="T41">;<text:line-break/><text:line-break/></text:span><text:span text:style-name="T41">}<text:line-break/></text:span><text:span text:style-name="T41">public static </text:span><text:span text:style-name="T41">Queue</text:span><text:span text:style-name="T41">&lt;</text:span><text:span text:style-name="T41">Integer</text:span><text:span text:style-name="T41">&gt; </text:span><text:span text:style-name="T41">reverse</text:span><text:span text:style-name="T41">(</text:span><text:span text:style-name="T41">Queue</text:span><text:span text:style-name="T41">&lt;</text:span><text:span text:style-name="T41">Integer</text:span><text:span text:style-name="T41">&gt; </text:span><text:span text:style-name="T41">Q</text:span><text:span text:style-name="T41">)<text:line-break/></text:span><text:span text:style-name="T41">{<text:line-break/><text:tab/></text:span><text:span text:style-name="T41">if</text:span><text:span text:style-name="T41">(</text:span><text:span text:style-name="T41">Q.isEmpty</text:span><text:span text:style-name="T41">()</text:span><text:span text:style-name="T41">)<text:line-break/><text:tab/></text:span><text:span text:style-name="T41">{<text:line-break/><text:tab/><text:tab/></text:span><text:span text:style-name="T41">return </text:span><text:span text:style-name="T41">Q;<text:line-break/><text:tab/></text:span><text:span text:style-name="T41">} </text:span><text:span text:style-name="T41">else</text:span><text:span text:style-name="T41">{<text:line-break/><text:tab/><text:tab/></text:span><text:span text:style-name="T41">int </text:span><text:span text:style-name="T41">current </text:span><text:span text:style-name="T41">= Q.remove</text:span><text:span text:style-name="T41">()</text:span><text:span text:style-name="T41">;<text:line-break/><text:tab/><text:tab/>Q = </text:span><text:span text:style-name="T52">reverse</text:span><text:span text:style-name="T41">(</text:span><text:span text:style-name="T41">Q</text:span><text:span text:style-name="T41">)</text:span><text:span text:style-name="T41">;<text:line-break/><text:tab/><text:tab/>Q.add</text:span><text:span text:style-name="T41">(</text:span><text:span text:style-name="T41">current</text:span><text:span text:style-name="T41">)</text:span><text:span text:style-name="T41">;<text:line-break/><text:tab/><text:tab/></text:span><text:span text:style-name="T41">return </text:span><text:span text:style-name="T41">Q;<text:line-break/><text:tab/></text:span><text:span text:style-name="T41">}<text:line-break/></text:span><text:span text:style-name="T41">}<text:line-break/></text:span><text:span text:style-name="T41">public static </text:span><text:span text:style-name="T41">Queue</text:span><text:span text:style-name="T41">&lt;</text:span><text:span text:style-name="T41">Integer</text:span><text:span text:style-name="T41">&gt; </text:span><text:span text:style-name="T41">copy</text:span><text:span text:style-name="T41">(</text:span><text:span text:style-name="T41">Queue</text:span><text:span text:style-name="T41">&lt;</text:span><text:span text:style-name="T41">Integer</text:span><text:span text:style-name="T41">&gt; </text:span><text:span text:style-name="T41">Q</text:span><text:span text:style-name="T41">)<text:line-break/></text:span><text:span text:style-name="T41">{<text:line-break/><text:tab/></text:span><text:span text:style-name="T41">Queue</text:span><text:span text:style-name="T41">&lt;</text:span><text:span text:style-name="T41">Integer</text:span><text:span text:style-name="T41">&gt; </text:span><text:span text:style-name="T41">temp1 </text:span><text:span text:style-name="T41">= </text:span><text:span text:style-name="T41">new </text:span><text:span text:style-name="T41">LinkedList</text:span><text:span text:style-name="T41">&lt;&gt;()</text:span><text:span text:style-name="T41">;<text:line-break/><text:tab/></text:span><text:span text:style-name="T41">Queue</text:span><text:span text:style-name="T41">&lt;</text:span><text:span text:style-name="T41">Integer</text:span><text:span text:style-name="T41">&gt; </text:span><text:span text:style-name="T41">temp2 </text:span><text:span text:style-name="T41">= </text:span><text:span text:style-name="T41">new </text:span><text:span text:style-name="T41">LinkedList</text:span><text:span text:style-name="T41">&lt;&gt;()</text:span><text:span text:style-name="T41">;<text:line-break/><text:tab/></text:span><text:span text:style-name="T41">while</text:span><text:span text:style-name="T41">(</text:span><text:span text:style-name="T41">!Q.isEmpty</text:span><text:span text:style-name="T41">()</text:span><text:span text:style-name="T41">)<text:line-break/><text:tab/></text:span><text:span text:style-name="T41">{<text:line-break/><text:tab/><text:tab/></text:span><text:span text:style-name="T41">int </text:span><text:span text:style-name="T41">current </text:span><text:span text:style-name="T41">= Q.remove</text:span><text:span text:style-name="T41">()</text:span><text:span text:style-name="T41">;<text:line-break/><text:tab/><text:tab/></text:span><text:span text:style-name="T41">temp1</text:span><text:span text:style-name="T41">.add</text:span><text:span text:style-name="T41">(</text:span><text:span text:style-name="T41">current</text:span><text:span text:style-name="T41">)</text:span><text:span text:style-name="T41">;<text:line-break/><text:tab/><text:tab/></text:span><text:span text:style-name="T41">temp2</text:span><text:span text:style-name="T41">.add</text:span><text:span text:style-name="T41">(</text:span><text:span text:style-name="T41">current</text:span><text:span text:style-name="T41">)</text:span><text:span text:style-name="T41">;<text:line-break/><text:tab/></text:span><text:span text:style-name="T41">}<text:line-break/><text:line-break/><text:tab/></text:span><text:span text:style-name="T41">while</text:span><text:span text:style-name="T41">(</text:span><text:span text:style-name="T41">!</text:span><text:span text:style-name="T41">temp2</text:span><text:span text:style-name="T41">.isEmpty</text:span><text:span text:style-name="T41">()</text:span><text:span text:style-name="T41">)<text:line-break/><text:tab/></text:span><text:span text:style-name="T41">{<text:line-break/><text:tab/><text:tab/></text:span><text:span text:style-name="T41">Q.add</text:span><text:span text:style-name="T41">(</text:span><text:span text:style-name="T41">temp2</text:span><text:span text:style-name="T41">.remove</text:span><text:span text:style-name="T41">()</text:span><text:span text:style-name="T41">)</text:span><text:span text:style-name="T41">;<text:line-break/><text:tab/></text:span><text:span text:style-name="T41">}<text:line-break/><text:tab/></text:span><text:span text:style-name="T41">return </text:span><text:span text:style-name="T41">temp1</text:span><text:span text:style-name="T41">;<text:line-break/><text:line-break/></text:span><text:span text:style-name="T41">}</text:span></text:p>
      <text:p text:style-name="P1"><text:span text:style-name="T76">*/</text:span><text:span text:style-name="T6"><text:line-break/></text:span><text:span text:style-name="T63"><text:tab/></text:span><text:span text:style-name="T63">public static void </text:span><text:span text:style-name="T63">elimina</text:span><text:span text:style-name="T63">(</text:span><text:span text:style-name="T63">Queue</text:span><text:span text:style-name="T63">&lt;</text:span><text:span text:style-name="T63">Integer</text:span><text:span text:style-name="T63">&gt; </text:span><text:span text:style-name="T63">C</text:span><text:span text:style-name="T63">)<text:line-break/><text:tab/></text:span><text:span text:style-name="T63">{<text:line-break/><text:tab/><text:tab/></text:span><text:span text:style-name="T63">Queue</text:span><text:span text:style-name="T63">&lt;</text:span><text:span text:style-name="T63">Integer</text:span><text:span text:style-name="T63">&gt; </text:span><text:span text:style-name="T63">temp </text:span><text:span text:style-name="T63">= </text:span><text:span text:style-name="T63">new </text:span><text:span text:style-name="T63">LinkedList</text:span><text:span text:style-name="T63">&lt;&gt;()</text:span><text:span text:style-name="T63">;<text:line-break/><text:tab/><text:tab/></text:span><text:span text:style-name="T63">while</text:span><text:span text:style-name="T63">(</text:span><text:span text:style-name="T63">!C.isEmpty</text:span><text:span text:style-name="T63">()</text:span><text:span text:style-name="T63">)<text:line-break/><text:tab/><text:tab/></text:span><text:span text:style-name="T63">{<text:line-break/><text:tab/><text:tab/><text:tab/></text:span><text:span text:style-name="T63">int </text:span><text:span text:style-name="T63">current </text:span><text:span text:style-name="T63">= C.remove</text:span><text:span text:style-name="T63">()</text:span><text:span text:style-name="T63">;<text:line-break/><text:tab/><text:tab/><text:tab/></text:span><text:span text:style-name="T63">temp</text:span><text:span text:style-name="T63">.add</text:span><text:span text:style-name="T63">(</text:span><text:span text:style-name="T63">current</text:span><text:span text:style-name="T63">)</text:span><text:span text:style-name="T63">;<text:line-break/><text:tab/><text:tab/></text:span><text:span text:style-name="T63">}<text:line-break/></text:span><text:soft-page-break/><text:span text:style-name="T63"><text:tab/><text:tab/></text:span><text:span text:style-name="T63">while</text:span><text:span text:style-name="T63">(</text:span><text:span text:style-name="T63">!</text:span><text:span text:style-name="T63">temp</text:span><text:span text:style-name="T63">.isEmpty</text:span><text:span text:style-name="T63">()</text:span><text:span text:style-name="T63">)<text:line-break/><text:tab/><text:tab/></text:span><text:span text:style-name="T63">{<text:line-break/><text:tab/><text:tab/><text:tab/></text:span><text:span text:style-name="T63">int </text:span><text:span text:style-name="T63">current </text:span><text:span text:style-name="T63">= </text:span><text:span text:style-name="T63">temp</text:span><text:span text:style-name="T63">.remove</text:span><text:span text:style-name="T63">()</text:span><text:span text:style-name="T63">;<text:line-break/><text:tab/><text:tab/><text:tab/></text:span><text:span text:style-name="T63">if</text:span><text:span text:style-name="T63">(</text:span><text:span text:style-name="T63">!</text:span><text:span text:style-name="T71">isDuplicate</text:span><text:span text:style-name="T63">(</text:span><text:span text:style-name="T63">C, </text:span><text:span text:style-name="T63">current</text:span><text:span text:style-name="T63">)</text:span><text:span text:style-name="T63">)<text:line-break/><text:tab/><text:tab/><text:tab/></text:span><text:span text:style-name="T63">{<text:line-break/><text:tab/><text:tab/><text:tab/><text:tab/></text:span><text:span text:style-name="T63">C.add</text:span><text:span text:style-name="T63">(</text:span><text:span text:style-name="T63">current</text:span><text:span text:style-name="T63">)</text:span><text:span text:style-name="T63">;<text:line-break/><text:tab/><text:tab/><text:tab/></text:span><text:span text:style-name="T63">}<text:line-break/><text:tab/><text:tab/></text:span><text:span text:style-name="T63">}<text:line-break/><text:tab/></text:span><text:span text:style-name="T63">}<text:line-break/><text:tab/></text:span><text:span text:style-name="T63">public static boolean </text:span><text:span text:style-name="T63">isDuplicate</text:span><text:span text:style-name="T63">(</text:span><text:span text:style-name="T63">Queue</text:span><text:span text:style-name="T63">&lt;</text:span><text:span text:style-name="T63">Integer</text:span><text:span text:style-name="T63">&gt; </text:span><text:span text:style-name="T63">C, </text:span><text:span text:style-name="T63">int </text:span><text:span text:style-name="T63">n</text:span><text:span text:style-name="T63">)<text:line-break/><text:tab/></text:span><text:span text:style-name="T63">{<text:line-break/><text:tab/><text:tab/></text:span><text:span text:style-name="T63">Queue</text:span><text:span text:style-name="T63">&lt;</text:span><text:span text:style-name="T63">Integer</text:span><text:span text:style-name="T63">&gt; </text:span><text:span text:style-name="T63">temp </text:span><text:span text:style-name="T63">= </text:span><text:span text:style-name="T63">new </text:span><text:span text:style-name="T63">LinkedList</text:span><text:span text:style-name="T63">&lt;&gt;()</text:span><text:span text:style-name="T63">;<text:line-break/><text:tab/><text:tab/></text:span><text:span text:style-name="T63">boolean </text:span><text:span text:style-name="T63">duplicate </text:span><text:span text:style-name="T63">= </text:span><text:span text:style-name="T63">false</text:span><text:span text:style-name="T63">;<text:line-break/><text:tab/><text:tab/></text:span><text:span text:style-name="T63">while</text:span><text:span text:style-name="T63">(</text:span><text:span text:style-name="T63">!C.isEmpty</text:span><text:span text:style-name="T63">()</text:span><text:span text:style-name="T63">)<text:line-break/><text:tab/><text:tab/></text:span><text:span text:style-name="T63">{<text:line-break/><text:tab/><text:tab/><text:tab/></text:span><text:span text:style-name="T63">int </text:span><text:span text:style-name="T63">current </text:span><text:span text:style-name="T63">= C.remove</text:span><text:span text:style-name="T63">()</text:span><text:span text:style-name="T63">;<text:line-break/><text:tab/><text:tab/><text:tab/></text:span><text:span text:style-name="T63">if</text:span><text:span text:style-name="T63">(</text:span><text:span text:style-name="T63">current</text:span><text:span text:style-name="T63">==n</text:span><text:span text:style-name="T63">)<text:line-break/><text:tab/><text:tab/><text:tab/></text:span><text:span text:style-name="T63">{<text:line-break/><text:tab/><text:tab/><text:tab/><text:tab/></text:span><text:span text:style-name="T63">duplicate </text:span><text:span text:style-name="T63">= </text:span><text:span text:style-name="T63">true</text:span><text:span text:style-name="T63">;<text:line-break/><text:tab/><text:tab/><text:tab/></text:span><text:span text:style-name="T63">}<text:line-break/><text:tab/><text:tab/><text:tab/></text:span><text:span text:style-name="T63">temp</text:span><text:span text:style-name="T63">.add</text:span><text:span text:style-name="T63">(</text:span><text:span text:style-name="T63">current</text:span><text:span text:style-name="T63">)</text:span><text:span text:style-name="T63">;<text:line-break/><text:tab/><text:tab/></text:span><text:span text:style-name="T63">}<text:line-break/><text:tab/><text:tab/></text:span><text:span text:style-name="T63">while</text:span><text:span text:style-name="T63">(</text:span><text:span text:style-name="T63">!</text:span><text:span text:style-name="T63">temp</text:span><text:span text:style-name="T63">.isEmpty</text:span><text:span text:style-name="T63">()</text:span><text:span text:style-name="T63">)<text:line-break/><text:tab/><text:tab/></text:span><text:span text:style-name="T63">{<text:line-break/><text:tab/><text:tab/><text:tab/></text:span><text:span text:style-name="T63">C.add</text:span><text:span text:style-name="T63">(</text:span><text:span text:style-name="T63">temp</text:span><text:span text:style-name="T63">.remove</text:span><text:span text:style-name="T63">()</text:span><text:span text:style-name="T63">)</text:span><text:span text:style-name="T63">;<text:line-break/><text:tab/><text:tab/></text:span><text:span text:style-name="T63">}<text:line-break/><text:tab/><text:tab/></text:span><text:span text:style-name="T63">return </text:span><text:span text:style-name="T63">duplicate</text:span><text:span text:style-name="T63">;<text:line-break/><text:tab/></text:span><text:span text:style-name="T63">}</text:span><text:span text:style-name="T6"><text:line-break/></text:span><text:span text:style-name="T6">}<text:line-break/>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FiraCode Nerd Font" svg:font-family="'FiraCode Nerd Fon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19:52:36.923802202</meta:creation-date>
    <dc:date>2023-04-13T20:35:37.419916108</dc:date>
    <meta:editing-duration>PT43M1S</meta:editing-duration>
    <meta:editing-cycles>1</meta:editing-cycles>
    <meta:generator>LibreOffice/7.5.2.2$Linux_X86_64 LibreOffice_project/50$Build-2</meta:generator>
    <meta:document-statistic meta:table-count="0" meta:image-count="0" meta:object-count="0" meta:page-count="4" meta:paragraph-count="10" meta:word-count="347" meta:character-count="3375" meta:non-whitespace-character-count="2725"/>
  </office:meta>
</office:document-meta>
</file>